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18F1E795F10D04C1C3E.png" manifest:media-type="image/png"/>
  <manifest:file-entry manifest:full-path="Pictures/1000000000000241000001326A7B231F4A5EE067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41000000155EE31234DCAC1333E.png" manifest:media-type="image/png"/>
  <manifest:file-entry manifest:full-path="Pictures/100000000000024100000132F4CB738B8EF147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1.697cm" fo:min-width="12.663cm" draw:shadow-opacity="50%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2.504cm"/>
    </style:style>
    <style:style style:name="pr5" style:family="presentation" style:parent-style-name="oranssi-outline1">
      <style:graphic-properties fo:min-height="1.04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6pt" style:font-size-asian="26pt" style:font-size-complex="26pt"/>
    </style:style>
    <style:style style:name="T5" style:family="text">
      <style:text-properties style:font-name="Courier1" fo:font-size="24pt" style:font-size-asian="24pt" style:font-size-complex="24pt"/>
    </style:style>
    <style:style style:name="T6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3 – Lua/Löve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“Game Loop”</text:p>
          </draw:text-box>
        </draw:frame>
        <draw:frame draw:style-name="gr3" draw:text-style-name="P6" draw:layer="layout" svg:width="19.383cm" svg:height="6.355cm" svg:x="4.275cm" svg:y="4.215cm">
          <draw:image xlink:href="Pictures/100000000000041000000155EE31234DCAC1333E.png" xlink:type="simple" xlink:show="embed" xlink:actuate="onLoad">
            <text:p/>
          </draw:image>
        </draw:frame>
        <draw:frame presentation:style-name="pr4" draw:text-style-name="P7" draw:layer="layout" svg:width="25.159cm" svg:height="2.504cm" svg:x="1.512cm" svg:y="17.85cm" presentation:class="outline" presentation:user-transformed="true">
          <draw:text-box>
            <text:list text:style-name="L2">
              <text:list-item>
                <text:p xml:id="id2" text:id="id2"><text:span text:style-name="T4">“</text:span><text:span text:style-name="T4">Game Programming Patterns”</text:span></text:p>
                <text:list>
                  <text:list-item>
                    <text:p xml:id="id3" text:id="id3"><text:span text:style-name="T5">http://gameprogrammingpatterns.com/ <text:s/></text:span></text:p>
                  </text:list-item>
                </text:list>
              </text:list-item>
            </text:list>
          </draw:text-box>
        </draw:frame>
        <draw:frame draw:style-name="gr3" draw:text-style-name="P6" xml:id="id1" draw:id="id1" draw:layer="layout" svg:width="11.671cm" svg:height="6.189cm" svg:x="8.196cm" svg:y="10.987cm">
          <draw:image xlink:href="Pictures/100000000000024100000132F4CB738B8EF147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3" draw:text-style-name="P6" xml:id="id4" draw:id="id4" draw:layer="layout" svg:width="13.448cm" svg:height="9.704cm" svg:x="14.067cm" svg:y="5.809cm">
          <draw:image xlink:href="Pictures/10000000000002290000018F1E795F10D04C1C3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 “Löve”</text:p>
          </draw:text-box>
        </draw:frame>
        <draw:frame draw:style-name="gr3" draw:text-style-name="P6" draw:layer="layout" svg:width="12.996cm" svg:height="6.891cm" svg:x="0.537cm" svg:y="7.224cm">
          <draw:image xlink:href="Pictures/1000000000000241000001326A7B231F4A5EE067.png" xlink:type="simple" xlink:show="embed" xlink:actuate="onLoad">
            <text:p/>
          </draw:image>
        </draw:frame>
        <draw:polyline draw:style-name="gr4" draw:text-style-name="P6" xml:id="id6" draw:id="id6" draw:layer="layout" svg:width="12.87cm" svg:height="3.165cm" svg:x="1.196cm" svg:y="6.984cm" svg:viewBox="0 0 12871 3166" draw:points="0,3166 12871,0">
          <text:p/>
        </draw:polyline>
        <draw:custom-shape draw:style-name="gr5" draw:text-style-name="P8" xml:id="id7" draw:id="id7" draw:layer="layout" svg:width="13.163cm" svg:height="1.947cm" svg:x="14.185cm" svg:y="6.034cm">
          <text:p/>
          <draw:enhanced-geometry svg:viewBox="0 0 21600 21600" draw:type="rectangle" draw:enhanced-path="M 0 0 L 21600 0 21600 21600 0 21600 0 0 Z N"/>
        </draw:custom-shape>
        <draw:polyline draw:style-name="gr4" draw:text-style-name="P6" xml:id="id8" draw:id="id8" draw:layer="layout" svg:width="8.296cm" svg:height="2.341cm" svg:x="5.77cm" svg:y="9.434cm" svg:viewBox="0 0 8297 2342" draw:points="0,2342 8297,0">
          <text:p/>
        </draw:polyline>
        <draw:polyline draw:style-name="gr4" draw:text-style-name="P6" xml:id="id10" draw:id="id10" draw:layer="layout" svg:width="9.87cm" svg:height="0.304cm" svg:x="4.196cm" svg:y="11.972cm" svg:viewBox="0 0 9871 305" draw:points="0,305 9871,0">
          <text:p/>
        </draw:polyline>
        <draw:frame presentation:style-name="pr5" draw:text-style-name="P7" draw:layer="layout" svg:width="8.572cm" svg:height="1.043cm" svg:x="1.01cm" svg:y="14.554cm" presentation:class="outline" presentation:user-transformed="true">
          <draw:text-box>
            <text:list text:style-name="L2">
              <text:list-item>
                <text:p xml:id="id15" text:id="id15"><text:span text:style-name="T4">love.run()</text:span></text:p>
              </text:list-item>
            </text:list>
          </draw:text-box>
        </draw:frame>
        <draw:polyline draw:style-name="gr4" draw:text-style-name="P6" xml:id="id12" draw:id="id12" draw:layer="layout" svg:width="9.87cm" svg:height="1.438cm" svg:x="4.196cm" svg:y="12.81cm" svg:viewBox="0 0 9871 1439" draw:points="0,0 9871,1439">
          <text:p/>
        </draw:polyline>
        <draw:custom-shape draw:style-name="gr5" draw:text-style-name="P8" xml:id="id9" draw:id="id9" draw:layer="layout" svg:width="13.163cm" svg:height="1.947cm" svg:x="14.185cm" svg:y="8.5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1" draw:id="id11" draw:layer="layout" svg:width="13.163cm" svg:height="1.947cm" svg:x="14.185cm" svg:y="10.9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13.163cm" svg:height="1.947cm" svg:x="14.185cm" svg:y="13.33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8.572cm" svg:height="1.043cm" svg:x="6.736cm" svg:y="10.733cm" presentation:class="outline" presentation:user-transformed="true">
          <draw:text-box>
            <text:list text:style-name="L2">
              <text:list-header>
                <text:p xml:id="id14" text:id="id14"><text:span text:style-name="T6">callbacks</text:span></text:p>
              </text:list-header>
            </text:list>
          </draw:text-box>
        </draw:frame>
        <draw:frame presentation:style-name="pr5" draw:text-style-name="P7" draw:layer="layout" svg:width="8.572cm" svg:height="1.043cm" svg:x="12.852cm" svg:y="4.592cm" presentation:class="outline" presentation:user-transformed="true">
          <draw:text-box>
            <text:list text:style-name="L2">
              <text:list-item>
                <text:p xml:id="id5" text:id="id5"><text:span text:style-name="T4">main.lu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4 – Joguinho</text:p>
          </draw:text-box>
        </draw:frame>
        <draw:polygon draw:style-name="gr6" draw:text-style-name="P9" draw:layer="DrawnInSlideshow" svg:width="0cm" svg:height="0cm" svg:x="8.826cm" svg:y="12.798cm" svg:viewBox="0 0 0 0" draw:points="0,0">
          <text:p/>
        </draw:polygon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6</meta:editing-cycles>
    <meta:editing-duration>P52DT16H21M23S</meta:editing-duration>
    <meta:initial-creator>chico </meta:initial-creator>
    <dc:date>2017-04-27T08:44:47.715269913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